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WW8Num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3" style:family="paragraph" style:parent-style-name="Standard" style:list-style-name="WW8Num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size="14pt" fo:language="en" fo:country="US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Задание 9</text:span></text:p>
      <text:p text:style-name="Standard"><text:span text:style-name="T1">Создать абстрактный класс </text:span><text:span text:style-name="T2">Series</text:span><text:span text:style-name="T1"> (прогрессия) с методами:</text:span></text:p>
      <text:list xml:id="list9101859189325088347" text:style-name="WW8Num1">
        <text:list-item>
          <text:p text:style-name="P2"><text:span text:style-name="T1">вычисления </text:span><text:span text:style-name="T3">j</text:span><text:span text:style-name="T1">-го элемента прогрессии (абстрактный);</text:span></text:p>
        </text:list-item>
        <text:list-item>
          <text:p text:style-name="P3">вычисления суммы прогрессии (не абстрактный);</text:p>
        </text:list-item>
        <text:list-item>
          <text:p text:style-name="P2"><text:span text:style-name="T3">toString</text:span><text:span text:style-name="T1">, возвращает строку с элементами прогрессии (не абстрактный);</text:span></text:p>
        </text:list-item>
        <text:list-item>
          <text:p text:style-name="P2"><text:span text:style-name="T1">сохранения первых </text:span><text:span text:style-name="T3">n</text:span><text:span text:style-name="T1"> элементов в файл (не абстрактный);</text:span></text:p>
        </text:list-item>
      </text:list>
      <text:p text:style-name="P1"/>
      <text:p text:style-name="Standard"><text:span text:style-name="T1">Определить производные классы: </text:span><text:span text:style-name="T2">Liner</text:span><text:span text:style-name="T1"> (арифметическая прогрессия) и </text:span><text:span text:style-name="T2">Exponential</text:span><text:span text:style-name="T1"> (геометрическая прогрессия). Реализовать вывод элементов прогрессии в файл.</text:span></text:p>
      <text:p text:style-name="P1"/>
      <text:p text:style-name="Standard"><text:span text:style-name="T1">Реализовать оконное приложение с удобным интерфейсом (выбор прогрессии, выбор имени файла и т.п.), в т.ч. отображения на окне первых </text:span><text:span text:style-name="T3">n</text:span><text:span text:style-name="T1"> элемен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fo:language="be" fo:country="BY" style:font-size-asian="11pt" style:font-name-complex="Calibri" style:font-family-complex="Calibri" style:font-family-generic-complex="swiss" style:font-pitch-complex="variable" style:font-size-complex="11pt"/>
    </style:style>
    <style:style style:name="WW8Num1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дание 13</dc:title>
    <meta:initial-creator>Sakovich</meta:initial-creator>
    <meta:creation-date>2016-10-31T14:35:00</meta:creation-date>
    <dc:creator>sakovich</dc:creator>
    <dc:date>2016-10-31T14:35:00</dc:date>
    <meta:print-date>2016-10-31T11:24:00</meta:print-date>
    <meta:editing-cycles>2</meta:editing-cycles>
    <meta:editing-duration>PT3H11M</meta:editing-duration>
    <meta:document-statistic meta:table-count="0" meta:image-count="0" meta:object-count="0" meta:page-count="1" meta:paragraph-count="8" meta:word-count="76" meta:character-count="587" meta:non-whitespace-character-count="523"/>
    <meta:generator>LibreOffice/5.1.4.2$Linux_X86_64 LibreOffice_project/10m0$Build-2</meta:generator>
  </office:meta>
</office:document-meta>
</file>